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gelo,</text:p>
      <text:p text:style-name="Normal">v tento den zvláštní, kdy srdce hovoří jasněji než kdykoli jindy, mi dovol, abych ti připomněl úžasnou synergií, která nás spojuje - andělské číslo 8. Toto číslo je znamením naší vzájemné harmonie a tajemství, jež se mezi námi utkávají. Je zajímavé, jak nám Raziel, ten keeper tajemství a hlubokých vhledů, svěřil stejné poslání. Ať už jde o dešifrování kódů světa kolem nás nebo jednoduché pochopení, co nám srdce šeptá, vždy se na sebe můžeme spolehnout. Nenechme tyto darované schopnosti ladem a společně se vydávejme za poznáním všeho neviditelného a nedotknutelného, co náš svět skrývá. Přeji ti valentýn plný láskaoplých odhalení a nekonečných možností, které nám naše spojení přináší.</text:p>
      <text:p text:style-name="Normal">S obdivem k tomu, co jsme a co ještě můžeme být, tě zve na cestu plnou tajemství tvůj…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